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page-number="1"/>
      <style:text-properties fo:font-weight="bold" style:font-weight-asian="bold" fo:color="#1C4587" fo:font-size="14pt" style:font-size-asian="14pt" style:font-size-complex="14pt" style:text-underline-type="single" style:text-underline-style="solid" style:text-underline-width="auto" style:text-underline-mode="continuous"/>
    </style:style>
    <style:style style:name="P2" style:parent-style-name="Standard" style:family="paragraph">
      <style:text-properties fo:font-weight="bold" style:font-weight-asian="bold" fo:font-style="italic" style:font-style-asian="italic"/>
    </style:style>
    <style:style style:name="T3" style:parent-style-name="Fuentedepárrafopredeter." style:family="text">
      <style:text-properties fo:font-weight="bold" style:font-weight-asian="bold" fo:font-style="italic" style:font-style-asian="italic"/>
    </style:style>
    <style:style style:name="T4" style:parent-style-name="Fuentedepárrafopredeter." style:family="text">
      <style:text-properties fo:font-weight="bold" style:font-weight-asian="bold" fo:color="#0070C0"/>
    </style:style>
    <style:style style:name="P5" style:parent-style-name="Standard" style:family="paragraph">
      <style:text-properties fo:font-weight="bold" style:font-weight-asian="bold" fo:font-style="italic" style:font-style-asian="italic"/>
    </style:style>
    <style:style style:name="T6" style:parent-style-name="Fuentedepárrafopredeter." style:family="text">
      <style:text-properties fo:font-weight="bold" style:font-weight-asian="bold" fo:font-style="italic" style:font-style-asian="italic"/>
    </style:style>
    <style:style style:name="T7" style:parent-style-name="Fuentedepárrafopredeter." style:family="text">
      <style:text-properties style:font-weight-complex="bold" style:font-style-complex="italic"/>
    </style:style>
    <style:style style:name="T8" style:parent-style-name="Fuentedepárrafopredeter." style:family="text">
      <style:text-properties fo:font-weight="bold" style:font-weight-asian="bold" fo:color="#0070C0"/>
    </style:style>
    <style:style style:name="P9" style:parent-style-name="Textbody" style:family="paragraph"/>
    <style:style style:name="P10" style:parent-style-name="Textbody" style:family="paragraph"/>
    <style:style style:name="T11" style:parent-style-name="Fuentedepárrafopredeter." style:family="text">
      <style:text-properties fo:font-weight="bold" style:font-weight-asian="bold" fo:font-style="italic" style:font-style-asian="italic"/>
    </style:style>
    <style:style style:name="T12" style:parent-style-name="Fuentedepárrafopredeter." style:family="text">
      <style:text-properties fo:font-weight="bold" style:font-weight-asian="bold" fo:color="#0070C0"/>
    </style:style>
    <style:style style:name="T13" style:parent-style-name="Fuentedepárrafopredeter." style:family="text">
      <style:text-properties fo:color="#0563C1" style:text-underline-type="single" style:text-underline-style="solid" style:text-underline-width="auto" style:text-underline-mode="continuous"/>
    </style:style>
    <style:style style:name="P14" style:parent-style-name="Standard" style:family="paragraph">
      <style:text-properties fo:color="#0563C1" style:text-underline-type="single" style:text-underline-style="solid" style:text-underline-width="auto" style:text-underline-mode="continuous"/>
    </style:style>
    <style:style style:name="P15" style:parent-style-name="Standard" style:family="paragraph">
      <style:paragraph-properties fo:margin-left="0.5in" fo:text-indent="-0.5in">
        <style:tab-stops/>
      </style:paragraph-properties>
    </style:style>
    <style:style style:name="T16" style:parent-style-name="Fuentedepárrafopredeter." style:family="text">
      <style:text-properties fo:font-weight="bold" style:font-weight-asian="bold" fo:font-style="italic" style:font-style-asian="italic"/>
    </style:style>
    <style:style style:name="T17" style:parent-style-name="Fuentedepárrafopredeter." style:family="text">
      <style:text-properties fo:font-weight="bold" style:font-weight-asian="bold" fo:font-style="italic" style:font-style-asian="italic"/>
    </style:style>
    <style:style style:name="T18" style:parent-style-name="Fuentedepárrafopredeter." style:family="text">
      <style:text-properties style:font-name="Arial" style:font-name-complex="Arial" fo:color="#2B313F" fo:font-size="10.5pt" style:font-size-asian="10.5pt" style:font-size-complex="10.5pt" fo:background-color="#FFFFFF"/>
    </style:style>
    <style:style style:name="T19" style:parent-style-name="Fuentedepárrafopredeter." style:family="text">
      <style:text-properties fo:font-weight="bold" style:font-weight-asian="bold" fo:color="#0070C0"/>
    </style:style>
    <style:style style:name="T20" style:parent-style-name="Fuentedepárrafopredeter." style:family="text">
      <style:text-properties fo:color="#0563C1" style:text-underline-type="single" style:text-underline-style="solid" style:text-underline-width="auto" style:text-underline-mode="continuous"/>
    </style:style>
    <style:style style:name="T21" style:parent-style-name="Fuentedepárrafopredeter." style:family="text">
      <style:text-properties fo:color="#0563C1" style:text-underline-type="single" style:text-underline-style="solid" style:text-underline-width="auto" style:text-underline-mode="continuous"/>
    </style:style>
    <style:style style:name="P22" style:parent-style-name="Standard" style:family="paragraph">
      <style:text-properties fo:font-weight="bold" style:font-weight-asian="bold" fo:font-style="italic" style:font-style-asian="italic"/>
    </style:style>
    <style:style style:name="T23" style:parent-style-name="Fuentedepárrafopredeter." style:family="text">
      <style:text-properties fo:font-weight="bold" style:font-weight-asian="bold"/>
    </style:style>
    <style:style style:name="T24" style:parent-style-name="Fuentedepárrafopredeter." style:family="text">
      <style:text-properties fo:font-weight="bold" style:font-weight-asian="bold" fo:color="#0070C0"/>
    </style:style>
    <style:style style:name="T25" style:parent-style-name="Fuentedepárrafopredeter." style:family="text">
      <style:text-properties fo:font-weight="bold" style:font-weight-asian="bold"/>
    </style:style>
    <style:style style:name="T26" style:parent-style-name="Fuentedepárrafopredeter." style:family="text">
      <style:text-properties fo:font-weight="bold" style:font-weight-asian="bold" fo:color="#0070C0"/>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fo:color="#0070C0"/>
    </style:style>
    <style:style style:name="T30" style:parent-style-name="Fuentedepárrafopredeter." style:family="text">
      <style:text-properties fo:font-weight="bold" style:font-weight-asian="bold"/>
    </style:style>
    <style:style style:name="T31" style:parent-style-name="Fuentedepárrafopredeter." style:family="text">
      <style:text-properties fo:font-weight="bold" style:font-weight-asian="bold" fo:color="#0070C0"/>
    </style:style>
    <style:style style:name="T32" style:parent-style-name="Fuentedepárrafopredeter." style:family="text">
      <style:text-properties fo:font-weight="bold" style:font-weight-asian="bold"/>
    </style:style>
    <style:style style:name="T33" style:parent-style-name="Fuentedepárrafopredeter." style:family="text">
      <style:text-properties fo:font-weight="bold" style:font-weight-asian="bold" fo:color="#0070C0"/>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T36" style:parent-style-name="Fuentedepárrafopredeter." style:family="text">
      <style:text-properties fo:font-weight="bold" style:font-weight-asian="bold" fo:color="#8DB3E2"/>
    </style:style>
    <style:style style:name="T37" style:parent-style-name="Fuentedepárrafopredeter." style:family="text">
      <style:text-properties fo:font-style="italic" style:font-style-asian="italic"/>
    </style:style>
    <style:style style:name="P38" style:parent-style-name="Standard" style:family="paragraph">
      <style:paragraph-properties fo:text-align="justify"/>
    </style:style>
    <style:style style:name="T39" style:parent-style-name="Fuentedepárrafopredeter." style:family="text">
      <style:text-properties fo:font-weight="bold" style:font-weight-asian="bold"/>
    </style:style>
    <style:style style:name="T40" style:parent-style-name="Fuentedepárrafopredeter." style:family="text">
      <style:text-properties fo:font-weight="bold" style:font-weight-asian="bold" fo:color="#0070C0"/>
    </style:style>
    <style:style style:name="T41" style:parent-style-name="Fuentedepárrafopredeter." style:family="text">
      <style:text-properties fo:font-style="italic" style:font-style-asian="italic" fo:color="#339966"/>
    </style:style>
    <style:style style:name="T42" style:parent-style-name="Fuentedepárrafopredeter." style:family="text">
      <style:text-properties fo:font-style="italic" style:font-style-asian="italic" fo:color="#339966"/>
    </style:style>
    <style:style style:name="T43" style:parent-style-name="Fuentedepárrafopredeter." style:family="text">
      <style:text-properties fo:font-style="italic" style:font-style-asian="italic"/>
    </style:style>
    <style:style style:name="T44" style:parent-style-name="Fuentedepárrafopredeter." style:family="text">
      <style:text-properties fo:font-style="italic" style:font-style-asian="italic" fo:color="#339966"/>
    </style:style>
    <style:style style:name="T45" style:parent-style-name="Fuentedepárrafopredeter." style:family="text">
      <style:text-properties fo:font-style="italic" style:font-style-asian="italic"/>
    </style:style>
    <style:style style:name="T46" style:parent-style-name="Fuentedepárrafopredeter." style:family="text">
      <style:text-properties fo:font-style="italic" style:font-style-asian="italic" fo:color="#339966"/>
    </style:style>
    <style:style style:name="P47" style:parent-style-name="Textbody" style:family="paragraph">
      <style:paragraph-properties fo:margin-bottom="0in"/>
    </style:style>
    <style:style style:name="T48" style:parent-style-name="Fuentedepárrafopredeter." style:family="text">
      <style:text-properties fo:font-style="italic" style:font-style-asian="italic" fo:color="#339966"/>
    </style:style>
    <style:style style:name="T49" style:parent-style-name="Fuentedepárrafopredeter." style:family="text">
      <style:text-properties fo:font-style="italic" style:font-style-asian="italic"/>
    </style:style>
    <style:style style:name="T50" style:parent-style-name="Fuentedepárrafopredeter." style:family="text">
      <style:text-properties fo:font-style="italic" style:font-style-asian="italic" fo:color="#339966"/>
    </style:style>
    <style:style style:name="P51" style:parent-style-name="Textbody" style:family="paragraph">
      <style:paragraph-properties fo:margin-bottom="0in"/>
    </style:style>
    <style:style style:name="T52" style:parent-style-name="Fuentedepárrafopredeter." style:family="text">
      <style:text-properties fo:font-weight="bold" style:font-weight-asian="bold"/>
    </style:style>
    <style:style style:name="T53" style:parent-style-name="Fuentedepárrafopredeter." style:family="text">
      <style:text-properties fo:font-weight="bold" style:font-weight-asian="bold"/>
    </style:style>
    <style:style style:name="P54" style:parent-style-name="Textbody" style:family="paragraph">
      <style:paragraph-properties fo:margin-bottom="0in"/>
    </style:style>
    <style:style style:name="T55" style:parent-style-name="Fuentedepárrafopredeter." style:family="text">
      <style:text-properties fo:font-style="italic" style:font-style-asian="italic" fo:color="#339966"/>
    </style:style>
    <style:style style:name="P56" style:parent-style-name="Textbody" style:family="paragraph"/>
    <style:style style:name="T57" style:parent-style-name="Fuentedepárrafopredeter." style:family="text">
      <style:text-properties fo:font-weight="bold" style:font-weight-asian="bold"/>
    </style:style>
    <style:style style:name="T58" style:parent-style-name="Fuentedepárrafopredeter." style:family="text">
      <style:text-properties fo:font-weight="bold" style:font-weight-asian="bold"/>
    </style:style>
    <style:style style:name="T59" style:parent-style-name="Fuentedepárrafopredeter." style:family="text">
      <style:text-properties fo:font-weight="bold" style:font-weight-asian="bold"/>
    </style:style>
    <style:style style:name="T60" style:parent-style-name="Fuentedepárrafopredeter." style:family="text">
      <style:text-properties fo:font-weight="bold" style:font-weight-asian="bold"/>
    </style:style>
    <style:style style:name="T61" style:parent-style-name="Fuentedepárrafopredeter." style:family="text">
      <style:text-properties fo:font-weight="bold" style:font-weight-asian="bold"/>
    </style:style>
    <style:style style:name="T62" style:parent-style-name="Fuentedepárrafopredeter." style:family="text">
      <style:text-properties fo:font-weight="bold" style:font-weight-asian="bold" fo:color="#0070C0"/>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T65" style:parent-style-name="Fuentedepárrafopredeter." style:family="text">
      <style:text-properties fo:font-weight="bold" style:font-weight-asian="bold"/>
    </style:style>
    <style:style style:name="T66" style:parent-style-name="Fuentedepárrafopredeter." style:family="text">
      <style:text-properties fo:font-weight="bold" style:font-weight-asian="bold" fo:color="#0070C0"/>
    </style:style>
    <style:style style:name="T67" style:parent-style-name="Fuentedepárrafopredeter." style:family="text">
      <style:text-properties fo:font-weight="bold" style:font-weight-asian="bold"/>
    </style:style>
    <style:style style:name="T68" style:parent-style-name="Fuentedepárrafopredeter." style:family="text">
      <style:text-properties fo:font-weight="bold" style:font-weight-asian="bold" fo:color="#0070C0"/>
    </style:style>
    <style:style style:name="P69" style:parent-style-name="Standard" style:family="paragraph"/>
    <style:style style:name="P70" style:parent-style-name="Textbody" style:family="paragraph">
      <style:paragraph-properties fo:margin-bottom="0in"/>
    </style:style>
    <style:style style:name="P71" style:parent-style-name="Textbody" style:family="paragraph"/>
    <style:style style:name="T72" style:parent-style-name="Fuentedepárrafopredeter." style:family="text">
      <style:text-properties fo:font-weight="bold" style:font-weight-asian="bold"/>
    </style:style>
    <style:style style:name="T73" style:parent-style-name="Fuentedepárrafopredeter." style:family="text">
      <style:text-properties fo:font-weight="bold" style:font-weight-asian="bold"/>
    </style:style>
    <style:style style:name="T74" style:parent-style-name="Fuentedepárrafopredeter." style:family="text">
      <style:text-properties fo:font-weight="bold" style:font-weight-asian="bold"/>
    </style:style>
    <style:style style:name="T75" style:parent-style-name="Fuentedepárrafopredeter." style:family="text">
      <style:text-properties fo:font-weight="bold" style:font-weight-asian="bold"/>
    </style:style>
    <style:style style:name="T76" style:parent-style-name="Fuentedepárrafopredeter." style:family="text">
      <style:text-properties fo:font-weight="bold" style:font-weight-asian="bold"/>
    </style:style>
    <style:style style:name="T77" style:parent-style-name="Fuentedepárrafopredeter." style:family="text">
      <style:text-properties fo:font-weight="bold" style:font-weight-asian="bold" fo:color="#0070C0"/>
    </style:style>
    <style:style style:name="T78" style:parent-style-name="Fuentedepárrafopredeter." style:family="text">
      <style:text-properties fo:font-weight="bold" style:font-weight-asian="bold"/>
    </style:style>
    <style:style style:name="T79" style:parent-style-name="Fuentedepárrafopredeter." style:family="text">
      <style:text-properties fo:font-weight="bold" style:font-weight-asian="bold" fo:color="#0070C0"/>
    </style:style>
    <style:style style:name="P80" style:parent-style-name="Textbody" style:family="paragraph"/>
    <style:style style:name="P81" style:parent-style-name="Textbody" style:family="paragraph">
      <style:paragraph-properties fo:margin-bottom="0in"/>
    </style:style>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paragraph-properties fo:margin-bottom="0in"/>
    </style:style>
    <style:style style:name="P85" style:parent-style-name="Textbody" style:family="paragraph">
      <style:paragraph-properties fo:margin-bottom="0in"/>
    </style:style>
    <style:style style:name="P86" style:parent-style-name="Textbody" style:family="paragraph"/>
    <style:style style:name="P87" style:parent-style-name="Standard" style:family="paragraph">
      <style:text-properties fo:font-weight="bold" style:font-weight-asian="bold"/>
    </style:style>
    <style:style style:name="T88" style:parent-style-name="Fuentedepárrafopredeter." style:family="text">
      <style:text-properties fo:font-weight="bold" style:font-weight-asian="bold"/>
    </style:style>
    <style:style style:name="T89" style:parent-style-name="Fuentedepárrafopredeter." style:family="text">
      <style:text-properties fo:font-weight="bold" style:font-weight-asian="bold" fo:color="#0070C0"/>
    </style:style>
    <style:style style:name="T90" style:parent-style-name="Fuentedepárrafopredeter." style:family="text">
      <style:text-properties fo:font-weight="bold" style:font-weight-asian="bold"/>
    </style:style>
    <style:style style:name="T91" style:parent-style-name="Fuentedepárrafopredeter." style:family="text">
      <style:text-properties fo:font-weight="bold" style:font-weight-asian="bold"/>
    </style:style>
    <style:style style:name="T92" style:parent-style-name="Fuentedepárrafopredeter." style:family="text">
      <style:text-properties fo:font-weight="bold" style:font-weight-asian="bold"/>
    </style:style>
    <style:style style:name="T93" style:parent-style-name="Fuentedepárrafopredeter." style:family="text">
      <style:text-properties fo:font-weight="bold" style:font-weight-asian="bold" fo:color="#0070C0"/>
    </style:style>
    <style:style style:name="T94" style:parent-style-name="Fuentedepárrafopredeter." style:family="text">
      <style:text-properties fo:font-weight="bold" style:font-weight-asian="bold"/>
    </style:style>
    <style:style style:name="T95" style:parent-style-name="Fuentedepárrafopredeter." style:family="text">
      <style:text-properties fo:font-weight="bold" style:font-weight-asian="bold"/>
    </style:style>
    <style:style style:name="T96" style:parent-style-name="Fuentedepárrafopredeter." style:family="text">
      <style:text-properties fo:font-weight="bold" style:font-weight-asian="bold"/>
    </style:style>
    <style:style style:name="T97" style:parent-style-name="Fuentedepárrafopredeter." style:family="text">
      <style:text-properties fo:font-weight="bold" style:font-weight-asian="bold"/>
    </style:style>
    <style:style style:name="T98" style:parent-style-name="Fuentedepárrafopredeter." style:family="text">
      <style:text-properties fo:font-weight="bold" style:font-weight-asian="bold"/>
    </style:style>
    <style:style style:name="T99" style:parent-style-name="Fuentedepárrafopredeter." style:family="text">
      <style:text-properties fo:font-weight="bold" style:font-weight-asian="bold" fo:color="#0070C0"/>
    </style:style>
    <style:style style:name="T100" style:parent-style-name="Fuentedepárrafopredeter." style:family="text">
      <style:text-properties fo:font-weight="bold" style:font-weight-asian="bold"/>
    </style:style>
    <style:style style:name="T101" style:parent-style-name="Fuentedepárrafopredeter." style:family="text">
      <style:text-properties fo:font-weight="bold" style:font-weight-asian="bold" style:font-weight-complex="bold"/>
    </style:style>
    <style:style style:name="T102" style:parent-style-name="Fuentedepárrafopredeter." style:family="text">
      <style:text-properties fo:font-weight="bold" style:font-weight-asian="bold" style:font-weight-complex="bold"/>
    </style:style>
    <style:style style:name="T103" style:parent-style-name="Fuentedepárrafopredeter." style:family="text">
      <style:text-properties fo:font-weight="bold" style:font-weight-asian="bold" fo:color="#0070C0"/>
    </style:style>
    <style:style style:name="T104" style:parent-style-name="Fuentedepárrafopredeter." style:family="text">
      <style:text-properties fo:font-weight="bold" style:font-weight-asian="bold"/>
    </style:style>
    <style:style style:name="T105" style:parent-style-name="Fuentedepárrafopredeter." style:family="text">
      <style:text-properties fo:font-weight="bold" style:font-weight-asian="bold"/>
    </style:style>
    <style:style style:name="T106" style:parent-style-name="Fuentedepárrafopredeter." style:family="text">
      <style:text-properties fo:font-weight="bold" style:font-weight-asian="bold" fo:color="#0070C0"/>
    </style:style>
    <style:style style:name="T107" style:parent-style-name="Fuentedepárrafopredeter." style:family="text">
      <style:text-properties fo:font-weight="bold" style:font-weight-asian="bold"/>
    </style:style>
    <style:style style:name="T108" style:parent-style-name="Fuentedepárrafopredeter." style:family="text">
      <style:text-properties fo:font-weight="bold" style:font-weight-asian="bold"/>
    </style:style>
    <style:style style:name="T109" style:parent-style-name="Fuentedepárrafopredeter." style:family="text">
      <style:text-properties fo:font-weight="bold" style:font-weight-asian="bold" fo:color="#0070C0"/>
    </style:style>
    <style:style style:name="T110" style:parent-style-name="Fuentedepárrafopredeter." style:family="text">
      <style:text-properties fo:font-weight="bold" style:font-weight-asian="bold"/>
    </style:style>
    <style:style style:name="T111" style:parent-style-name="Fuentedepárrafopredeter." style:family="text">
      <style:text-properties fo:font-weight="bold" style:font-weight-asian="bold"/>
    </style:style>
    <style:style style:name="T112" style:parent-style-name="Fuentedepárrafopredeter." style:family="text">
      <style:text-properties fo:font-weight="bold" style:font-weight-asian="bold" fo:color="#0070C0"/>
    </style:style>
    <style:style style:name="T113" style:parent-style-name="Fuentedepárrafopredeter." style:family="text">
      <style:text-properties fo:font-weight="bold" style:font-weight-asian="bold"/>
    </style:style>
    <style:style style:name="T114" style:parent-style-name="Fuentedepárrafopredeter." style:family="text">
      <style:text-properties fo:font-weight="bold" style:font-weight-asian="bold"/>
    </style:style>
    <style:style style:name="T115" style:parent-style-name="Fuentedepárrafopredeter." style:family="text">
      <style:text-properties fo:font-weight="bold" style:font-weight-asian="bold"/>
    </style:style>
    <style:style style:name="T116" style:parent-style-name="Fuentedepárrafopredeter." style:family="text">
      <style:text-properties fo:font-weight="bold" style:font-weight-asian="bold" fo:color="#0070C0"/>
    </style:style>
    <style:style style:name="T117" style:parent-style-name="Fuentedepárrafopredeter." style:family="text">
      <style:text-properties fo:font-weight="bold" style:font-weight-asian="bold"/>
    </style:style>
    <style:style style:name="T118" style:parent-style-name="Fuentedepárrafopredeter." style:family="text">
      <style:text-properties fo:font-weight="bold" style:font-weight-asian="bold"/>
    </style:style>
    <style:style style:name="T119" style:parent-style-name="Fuentedepárrafopredeter." style:family="text">
      <style:text-properties fo:font-weight="bold" style:font-weight-asian="bold" fo:color="#0070C0"/>
    </style:style>
    <style:style style:name="T120" style:parent-style-name="Fuentedepárrafopredeter." style:family="text">
      <style:text-properties fo:font-weight="bold" style:font-weight-asian="bold"/>
    </style:style>
    <style:style style:name="T121" style:parent-style-name="Fuentedepárrafopredeter." style:family="text">
      <style:text-properties fo:font-weight="bold" style:font-weight-asian="bold"/>
    </style:style>
    <style:style style:name="T122" style:parent-style-name="Fuentedepárrafopredeter." style:family="text">
      <style:text-properties fo:font-weight="bold" style:font-weight-asian="bold" fo:color="#0070C0"/>
    </style:style>
    <style:style style:name="T123" style:parent-style-name="Fuentedepárrafopredeter." style:family="text">
      <style:text-properties fo:font-weight="bold" style:font-weight-asian="bold"/>
    </style:style>
    <style:style style:name="T124" style:parent-style-name="Fuentedepárrafopredeter." style:family="text">
      <style:text-properties fo:font-weight="bold" style:font-weight-asian="bold"/>
    </style:style>
    <style:style style:name="T125" style:parent-style-name="Fuentedepárrafopredeter." style:family="text">
      <style:text-properties fo:font-weight="bold" style:font-weight-asian="bold" fo:color="#0070C0"/>
    </style:style>
    <style:style style:name="T126" style:parent-style-name="Fuentedepárrafopredeter." style:family="text">
      <style:text-properties fo:font-weight="bold" style:font-weight-asian="bold"/>
    </style:style>
    <style:style style:name="T127" style:parent-style-name="Fuentedepárrafopredeter." style:family="text">
      <style:text-properties fo:font-weight="bold" style:font-weight-asian="bold"/>
    </style:style>
    <style:style style:name="T128" style:parent-style-name="Fuentedepárrafopredeter." style:family="text">
      <style:text-properties fo:font-weight="bold" style:font-weight-asian="bold" fo:color="#0070C0"/>
    </style:style>
    <style:style style:name="T129" style:parent-style-name="Fuentedepárrafopredeter." style:family="text">
      <style:text-properties fo:font-weight="bold" style:font-weight-asian="bold"/>
    </style:style>
    <style:style style:name="T130" style:parent-style-name="Fuentedepárrafopredeter." style:family="text">
      <style:text-properties fo:font-weight="bold" style:font-weight-asian="bold"/>
    </style:style>
    <style:style style:name="T131" style:parent-style-name="Fuentedepárrafopredeter." style:family="text">
      <style:text-properties fo:font-weight="bold" style:font-weight-asian="bold" fo:color="#0070C0"/>
    </style:style>
    <style:style style:name="T132" style:parent-style-name="Fuentedepárrafopredeter." style:family="text">
      <style:text-properties fo:font-weight="bold" style:font-weight-asian="bold"/>
    </style:style>
    <style:style style:name="T133" style:parent-style-name="Fuentedepárrafopredeter." style:family="text">
      <style:text-properties fo:font-weight="bold" style:font-weight-asian="bold"/>
    </style:style>
    <style:style style:name="T134" style:parent-style-name="Fuentedepárrafopredeter." style:family="text">
      <style:text-properties fo:font-weight="bold" style:font-weight-asian="bold" fo:color="#0070C0"/>
    </style:style>
    <style:style style:name="T135" style:parent-style-name="Fuentedepárrafopredeter." style:family="text">
      <style:text-properties fo:font-weight="bold" style:font-weight-asian="bold"/>
    </style:style>
    <style:style style:name="T136" style:parent-style-name="Fuentedepárrafopredeter." style:family="text">
      <style:text-properties fo:font-weight="bold" style:font-weight-asian="bold" fo:color="#0070C0"/>
    </style:style>
  </office:automatic-styles>
  <office:body>
    <office:text text:use-soft-page-breaks="true">
      <text:p text:style-name="P1">FAQ Preguntas y Respuestas Chatbot</text:p>
      <text:p text:style-name="P2"/>
      <text:p text:style-name="Standard"><text:span text:style-name="T3">¿Quiénes forman el tribunal? ¿Quiénes son los vocales? ¿Quién es el presidente del tribunal? ¿Quién es el secretario?<text:s/></text:span><text:span text:style-name="T4">miembros_tribunal</text:span></text:p>
      <text:p text:style-name="Standard">Presidente: Carlos López Nozal</text:p>
      <text:p text:style-name="Standard">Secretario: Alejandro Merino<text:s/>Gómez</text:p>
      <text:p text:style-name="Standard">Vocal: José Ignacio Santos Martín</text:p>
      <text:p text:style-name="Standard">Vocal: Raúl Marticorena Sánchez</text:p>
      <text:p text:style-name="Standard">Vocal: Pedro Renedo Fernández</text:p>
      <text:p text:style-name="P5"/>
      <text:p text:style-name="Standard"><text:span text:style-name="T6">¿Cuándo hay que entregarlo?</text:span><text:span text:style-name="T7"><text:s text:c="2"/></text:span><text:span text:style-name="T8">fechas_entrega</text:span></text:p>
      <text:p text:style-name="Standard">Las fechas de entrega se de TFG se aprueban en la Junta de Escuela Politécnica cada curso y se publican en la<text:s/>página oficial del Grado</text:p>
      <text:p text:style-name="Textbody">En el siguiente<text:s/><text:a xlink:href="https://www.ubu.es/grado-en-ingenieria-informatica/informacion-basica/trabajo-fin-de-grado." office:target-frame-name="_top" xlink:show="replace">enlace<text:s/></text:a>podrás ver el calendario de entrega de los dos semestres y extraordinaria aprobado por Junta de Escuela Politécnica Superior.</text:p>
      <text:p text:style-name="Textbody">Para más información consulta estas entradas relacionadas</text:p>
      <text:list text:style-name="LFO2" text:continue-numbering="true">
        <text:list-item>
          <text:p text:style-name="P9">Consulta la entrada<text:s/><text:a xlink:href="https://ubuvirtual.ubu.es/mod/book/view.php?id=2890157&amp;chapterid=200" office:target-frame-name="_top" xlink:show="replace">matriculación y convocatorias de evaluación.</text:a></text:p>
        </text:list-item>
      </text:list>
      <text:list text:style-name="LFO3" text:continue-numbering="true">
        <text:list-item>
          <text:p text:style-name="P10">Consulta la entrada<text:s/>e<text:a xlink:href="https://ubuvirtual.ubu.es/mod/book/view.php?id=2890157&amp;chapterid=201" office:target-frame-name="_top" xlink:show="replace">specificaciones de entrega de TFG para su evaluación</text:a></text:p>
        </text:list-item>
      </text:list>
      <text:p text:style-name="Standard"/>
      <text:p text:style-name="Standard"><text:span text:style-name="T11">Quiero presentar en septiembre<text:s/></text:span><text:span text:style-name="T12">que_cuatrimestre-adelantarASeptiembre</text:span></text:p>
      <text:p text:style-name="Standard">Para adelantar la convocatoria de enero a<text:s/>septiembre tienes que presentar una instancia al director de EPS. La instancia a presentar la puedes encontrar aquí:<text:s/><text:a xlink:href="https://www.ubu.es/escuela-politecnica-superior/informacion-general/impresos-solicitudes-peticiones/modelos-de-solicitudes-para-dirigirse-organos-de-gobierno-de-la-eps-y-de-la-ubu" office:target-frame-name="_top" xlink:show="replace"><text:span text:style-name="T13">https://www.ubu.es/escuela-politecnica-superior/informacion-general/impresos-solicitudes-peticiones/modelos-de-solicitudes-para-dirigirse-organos-de-gobierno-de-la-eps-y-de-la-ubu</text:span></text:a></text:p>
      <text:p text:style-name="P14"/>
      <text:p text:style-name="P15"><text:span text:style-name="T16">¿Dónde esta la in</text:span><text:span text:style-name="T17">stancia a presentar al director?</text:span><text:span text:style-name="T18"><text:s/></text:span><text:span text:style-name="T19">instanciaDirector</text:span></text:p>
      <text:p text:style-name="Standard">La instancia a presentar la puedes encontrar aquí:<text:s/><text:a xlink:href="https://www.ubu.es/escuela-politecnica-superior/informacion-general/impresos-solicitudes-peticiones/modelos-de-solicitudes-para-dirigirse-organos-de-gobierno-de-la-eps-y-de-la-ubu" office:target-frame-name="_top" xlink:show="replace"><text:span text:style-name="T20">https://www.ubu.es/escuela-politecnica-superior/informacion-g</text:span><text:span text:style-name="T21">eneral/impresos-solicitudes-peticiones/modelos-de-solicitudes-para-dirigirse-organos-de-gobierno-de-la-eps-y-de-la-ubu</text:span></text:a></text:p>
      <text:p text:style-name="P22"/>
      <text:p text:style-name="Standard"><text:span text:style-name="T23">¿Puedo retrasar la convocatoria de junio a septiembre?<text:s/></text:span><text:span text:style-name="T24">retrasarJunioASeptiembre</text:span></text:p>
      <text:p text:style-name="Standard">En septiembre empieza el curso académico. Si no te dio tiempo a terminar en la convocatoria de junio tendrás que matricularte de nuevo.</text:p>
      <text:p text:style-name="Standard"/>
      <text:soft-page-break/>
      <text:p text:style-name="Standard"><text:span text:style-name="T25">¿Tengo que ir a Burgos a hacer la presentación? ¿Puedo presentar online?<text:s/></text:span><text:span text:style-name="T26">Ir_a_burgos</text:span></text:p>
      <text:p text:style-name="Standard">No, al estudiar en modalidad online puedes hacerlo desde casa. Puedes acceder a la lista de distribución de Youtube para ver como lo hicieron otros compañeros<text:s/><text:a xlink:href="https://www.youtube.com/channel/UC5S_DwX8JJWV86NNLVQI1dw/playlists" office:target-frame-name="_top" xlink:show="replace"><text:span text:style-name="Hipervínculo">https://www.youtube.com/channel/UC5S_DwX8JJWV86NNLVQI1dw/playlists</text:span></text:a></text:p>
      <text:p text:style-name="Standard"/>
      <text:p text:style-name="Standard"><text:span text:style-name="T27">¿Puedo ver la presentación de otros</text:span><text:span text:style-name="T28"><text:s/>compañeros?<text:s/></text:span><text:span text:style-name="T29">Otras_presentaciones</text:span></text:p>
      <text:p text:style-name="Standard"><text:a xlink:href="https://www.youtube.com/channel/UC5S_DwX8JJWV86NNLVQI1dw/playlists" office:target-frame-name="_top" xlink:show="replace"><text:span text:style-name="Hipervínculo">https://www.youtube.com/channel/UC5S_DwX8JJWV86NNLVQI1dw/playlists</text:span></text:a></text:p>
      <text:p text:style-name="Standard"/>
      <text:p text:style-name="Standard"><text:span text:style-name="T30">¿Puedo hacerla presencial?<text:s/></text:span><text:span text:style-name="T31">Puedo_presencial</text:span></text:p>
      <text:p text:style-name="Standard">No, al ser estudiante online debes hacerla de manera online.</text:p>
      <text:p text:style-name="Standard"/>
      <text:p text:style-name="Standard"><text:span text:style-name="T32">¿Quiénes estarán en mi exposición? ¿Habrá público?<text:s/></text:span><text:span text:style-name="T33">Quienes_estaran_exposición</text:span></text:p>
      <text:p text:style-name="P34">La presentación/exposición de los TFG es un acto social y público donde exponer los trabajos a los asistentes que se lo soliciten al tribunal.</text:p>
      <text:p text:style-name="P35">La defensa, es la parte de la presentación de los trabajos a los miembros del tribunal. Se hará<text:span text:style-name="T36"><text:s/></text:span>conforme al orden mostrado en un listado generado después de la fecha de entrega. Los estudiantes defenderán sus TFG en una sesión pública por<text:s/><text:span text:style-name="T37">MS Teams</text:span><text:s/>con sus<text:s/>identidades de estudiante en la Universidad de Burgos.</text:p>
      <text:p text:style-name="P38"/>
      <text:p text:style-name="Standard"/>
      <text:p text:style-name="Standard"><text:span text:style-name="T39">¿Cuándo son las convocatorias?<text:s/></text:span><text:span text:style-name="T40">que_cuatrimestre, que_cuatrimestre-adelantarASeptiembre, que_cuatrimestre-cambiarAPrimero, numero_convocatorias_total, movilidad_cuatrimestre</text:span></text:p>
      <text:p text:style-name="Textbody">Cada curso el estudiante<text:s/>que se matricula del TFG tiene derecho a<text:s/><text:span text:style-name="T41">dos convocatorias</text:span><text:s/>de evaluación.</text:p>
      <text:p text:style-name="Textbody">Desde el curso 2015/16 la EPS ha programado<text:s/><text:span text:style-name="T42">cinco convocatorias</text:span><text:s/>de evaluación de los<text:s/><text:span text:style-name="T43">trabajos finales de grado</text:span>.</text:p>
      <text:p text:style-name="Textbody">Por defecto la asignatura TFG está asignada al segundo<text:s/>cuatrimestre y las convocatorias de evaluación son en<text:s/><text:span text:style-name="T44">mayo</text:span><text:span text:style-name="T45"><text:s/>y<text:s/></text:span><text:span text:style-name="T46">junio</text:span>.</text:p>
      <text:list text:style-name="LFO4" text:continue-numbering="true">
        <text:list-item>
          <text:p text:style-name="P47">Si quieres que se te asigne trabajo para examinarte en<text:s/><text:span text:style-name="T48">enero</text:span><text:span text:style-name="T49"><text:s/>y<text:s/></text:span><text:span text:style-name="T50">febrero</text:span></text:p>
          <text:list text:continue-numbering="true">
            <text:list-item>
              <text:p text:style-name="P51">tienes que<text:s/><text:span text:style-name="T52">presentar una instancia solicitando la<text:s/></text:span><text:a xlink:href="https://www.ubu.es/grado-oficial-online-en-ingenieria-informatica/informacion-basica/trabajo-fin-de-grado" office:target-frame-name="_top" xlink:show="replace"><text:span text:style-name="T53">movilidad de cuatrimestre<text:s/></text:span></text:a>en secretaria de EPS.</text:p>
            </text:list-item>
          </text:list>
        </text:list-item>
        <text:list-item>
          <text:p text:style-name="P54">Si además quieres adelantar la convocatoria de enero a<text:s/><text:span text:style-name="T55">septiembre</text:span></text:p>
          <text:list text:continue-numbering="true">
            <text:list-item>
              <text:p text:style-name="P56">tienes que<text:s/><text:span text:style-name="T57">presentar<text:s/></text:span><text:span text:style-name="T58">una<text:s/></text:span><text:a xlink:href="https://www.ubu.es/escuela-politecnica-superior/informacion-general/impresos-solicitudes-peticiones/modelos-de-solicitudes-para-dirigirse-organos-de-gobierno-de-la-eps-y-de-la-ubu" office:target-frame-name="_top" xlink:show="replace"><text:span text:style-name="T59">instancia al director de EPS</text:span></text:a><text:s/>en secretaria EPS.</text:p>
            </text:list-item>
          </text:list>
        </text:list-item>
      </text:list>
      <text:p text:style-name="Standard"/>
      <text:p text:style-name="Standard"/>
      <text:soft-page-break/>
      <text:p text:style-name="Standard"><text:span text:style-name="T60">¿Pued</text:span><text:span text:style-name="T61">o exponer sin público?<text:s/></text:span><text:span text:style-name="T62">Quienes_estaran_exposición</text:span></text:p>
      <text:p text:style-name="P63">La presentación/exposición de los TFG es un acto social y público donde exponer los trabajos a los asistentes que se lo soliciten al tribunal.</text:p>
      <text:p text:style-name="P64"/>
      <text:p text:style-name="Standard"><text:span text:style-name="T65">¿Quién me pone la nota? ¿Cómo se evalúa?<text:s/></text:span><text:span text:style-name="T66">quienes_evaluan</text:span></text:p>
      <text:p text:style-name="Standard">La calificación se establece por consenso entre los miembros del tribunal. Todos los TFG tienen como tutor o cotutor a un miembro del tribunal. Además el tribunal se basa una guía de evaluación detallada de tres dimensiones publicada en la plataforma virtual.</text:p>
      <text:p text:style-name="Standard">La evaluación de un TFG puede ser vista desde tres perspectivas distintas: ¿qué documentación genera el estudiante? ¿Cómo ha generado esa documentación aplicando libremente conocimientos adquiridos en el Grado? ¿Cómo presenta su producto y resuelve dudas a<text:s/>una audiencia externa?</text:p>
      <text:p text:style-name="Standard"><text:span text:style-name="T67">¿Puedo elegir tutor?<text:s/></text:span><text:span text:style-name="T68">Puedo_elegir_tutor, modalidades</text:span></text:p>
      <text:p text:style-name="Standard">Puedes elegir tutor dependiendo de la modalidad de proyecto. En la modalidad C el estudiante tiene que acordar previamente su propuesta con un tutor que acepte su temática.</text:p>
      <text:list text:style-name="LFO5" text:continue-numbering="true">
        <text:list-item>
          <text:p text:style-name="P69">Modalidad A:  propuestas de TFG concretas que publiquen los tutores.</text:p>
        </text:list-item>
      </text:list>
      <text:list text:style-name="LFO6" text:continue-numbering="true">
        <text:list-item>
          <text:p text:style-name="P70">Modalidad B:  propuestas de TFG que ofertan empresas previo acuerdo con un tutor de la asignatura </text:p>
        </text:list-item>
      </text:list>
      <text:list text:style-name="LFO7" text:continue-numbering="true">
        <text:list-item>
          <text:p text:style-name="P71">Modalidad C : propuestas de TFG que ofertan los alumnos, siempre que se adecúen<text:s/><text:span text:style-name="T72">al perfil de co</text:span><text:span text:style-name="T73">nocimientos de los tutores</text:span><text:s/><text:span text:style-name="T74">online</text:span><text:s/>y estén<text:s/><text:span text:style-name="T75">correctamente descritas y justificadas con trabajos y asignaturas relacionadas</text:span>. En función de que se cumplan o no estos requisitos las propuestas pueden ser aceptadas o rechazadas por el tribunal.  Las propuesta deberán ser enviadas y resueltas por el tribunal durante el primer mes del cuatrimestre.</text:p>
        </text:list-item>
      </text:list>
      <text:p text:style-name="Standard"><text:span text:style-name="T76">¿Cómo elijo tutor?<text:s/></text:span><text:span text:style-name="T77">Como_elijo_tutor</text:span></text:p>
      <text:p text:style-name="Standard">En la modalidad C de oferta de TFG por el alumno una buena opción es identificar los conceptos teóricos principales que se necesitan<text:s/>en el TFG y buscar a los profesores de las guías docentes de las asignaturas del Grado que te los enseñaron.</text:p>
      <text:p text:style-name="Standard"><text:span text:style-name="T78">¿Cómo elijo trabajo?<text:s/></text:span><text:span text:style-name="T79">Como_elijo_trabajo</text:span></text:p>
      <text:list text:style-name="LFO8" text:continue-numbering="true">
        <text:list-item>
          <text:p text:style-name="P80"><text:bookmark-start text:name="yui_3_17_2_1_1605814799345_36"/><text:bookmark-end text:name="yui_3_17_2_1_1605814799345_36"/>Antes de comenzar la convocatoria los tutores/estudiantes/empresas (consulta<text:s/><text:a xlink:href="https://ubuvirtual.ubu.es/mod/book/view.php?id=2890157&amp;chapterid=214" office:target-frame-name="_top" xlink:show="replace">modalidades de oferta de TFG</text:a>) recogen las propuestas de TFG<text:s/></text:p>
        </text:list-item>
      </text:list>
      <text:list text:style-name="LFO9" text:continue-numbering="true">
        <text:list-item>
          <text:p text:style-name="P81">El tribunal publica la<text:s/><text:a xlink:href="https://clopezno.github.io/tfg_gii_online/ActualesSist.html" office:target-frame-name="_top" xlink:show="replace">lista con la oferta de trabajos</text:a><text:s/>en las<text:s/>primeras semanas del semestre</text:p>
        </text:list-item>
        <text:list-item>
          <text:p text:style-name="P82">Los alumnos sin TFG de ese semestre se ponen en contacto con los tutores de los TFG de su interés</text:p>
        </text:list-item>
        <text:list-item>
          <text:p text:style-name="P83">El tutor confirma a un alumno que le asigna un trabajo</text:p>
        </text:list-item>
        <text:list-item>
          <text:p text:style-name="P84">El alumno notifica la asignación en el foro</text:p>
        </text:list-item>
        <text:list-item>
          <text:p text:style-name="P85"><text:bookmark-start text:name="yui_3_17_2_1_1605814799345_40"/><text:bookmark-end text:name="yui_3_17_2_1_1605814799345_40"/>El tribunal publica la<text:s/>asignación</text:p>
        </text:list-item>
        <text:list-item>
          <text:p text:style-name="P86">Si pasado un mes del inicio del semestre un alumno no ha notificado la asignación, se le asignará uno de los trabajos disponibles</text:p>
        </text:list-item>
      </text:list>
      <text:p text:style-name="P87"/>
      <text:p text:style-name="Standard"><text:span text:style-name="T88">¿Me ayudará algún profesor?<text:s/></text:span><text:span text:style-name="T89">Ayuda_profesor</text:span></text:p>
      <text:p text:style-name="Standard"><text:span text:style-name="T90"><text:s/></text:span>El principal apoyo para ayudarte con tu TFG será tu tutor. En caso<text:s/>de que allá algún problema concreto que necesite la consulta a otros profesores él te lo indicará.</text:p>
      <text:p text:style-name="Standard"><text:span text:style-name="T91">¿Puedo elegir el tema que quiera?</text:span><text:span text:style-name="T92"><text:s/></text:span><text:span text:style-name="T93">tema_que_quiera</text:span></text:p>
      <text:p text:style-name="Textbody">Hay varias modalidades de oferta de TFG. La modalidad C acepta propuestas de TFG que ofertan los alumnos, siempre que se adecúen<text:s/><text:span text:style-name="T94">al perfil de conocimientos de los tutores</text:span><text:s/><text:span text:style-name="T95">online</text:span><text:s/>y estén<text:s/><text:span text:style-name="T96">correctamente descritas y justificadas con trabajos y asignaturas relacionadas</text:span>. En función de que se cumplan o no estos requisitos las propuestas pueden ser aceptadas o rechazadas por el tribunal.  Las propuesta deberán ser enviadas y resueltas por el tribunal durante el primer mes del cuatrimestre.</text:p>
      <text:p text:style-name="Standard"><text:span text:style-name="T97">¿Puedo hacer el TFG con una empresa?</text:span><text:span text:style-name="T98"><text:s/></text:span><text:span text:style-name="T99">puedo_empresa</text:span></text:p>
      <text:p text:style-name="Textbody">Hay varias modalidades de oferta de TFG. La modalidad B admite propuestas de TFG que ofertan empresas previo acuerdo con un tutor del Grado</text:p>
      <text:p text:style-name="Standard"><text:span text:style-name="T100">¿Cuándo tengo que decidir el tema del TF</text:span><text:span text:style-name="T101">G?</text:span><text:span text:style-name="T102"><text:s/></text:span><text:span text:style-name="T103">Cuando_decidir_tema</text:span></text:p>
      <text:p text:style-name="Standard">En el primer mes de cada semestre: septiembre y febrero.</text:p>
      <text:p text:style-name="Standard"><text:span text:style-name="T104">¿De qué temas puede ser?</text:span><text:span text:style-name="T105"><text:s/></text:span><text:span text:style-name="T106">Temas_posibles</text:span></text:p>
      <text:p text:style-name="Standard">El tribunal publica la<text:s/><text:a xlink:href="https://clopezno.github.io/tfg_gii_online/ActualesSist.html" office:target-frame-name="_top" xlink:show="replace">lista con la oferta de trabajos</text:a><text:s/>en las primeras semanas del semestre. Está lista será actualizada públicamente con las nuevas oferta.</text:p>
      <text:p text:style-name="Standard"><text:span text:style-name="T107">¿Puedo hacerlo con otro compañero?</text:span><text:span text:style-name="T108"><text:s/></text:span><text:span text:style-name="T109">hacerlo_con_compañero</text:span></text:p>
      <text:p text:style-name="Standard">Los TFG son individuales. Aunque desde el tribunal de trabajos fin de grado no estemos de<text:s/>acuerdo con los TFG individuales, la normativa ministerial obliga a que sean individuales.</text:p>
      <text:p text:style-name="Standard"><text:span text:style-name="T110">¿Puedo matricularme cuando quiera?</text:span><text:span text:style-name="T111"><text:s/></text:span><text:span text:style-name="T112">matricularme_cuando_quiera</text:span></text:p>
      <text:p text:style-name="Standard">Ponte en contacto con administración de estudiante de EPS Edf Vena https://www.ubu.es/escuela-politecnica-superior</text:p>
      <text:p text:style-name="Standard"><text:span text:style-name="T113">¿Quién me pone</text:span><text:span text:style-name="T114"><text:s/>la nota?</text:span><text:span text:style-name="T115"><text:s/></text:span><text:span text:style-name="T116">Quien_evalua</text:span></text:p>
      <text:p text:style-name="Standard">La calificación se establece por consenso entre los miembros del tribunal. Todos los TFG tienen como tutor o cotutor a un miembro del tribunal. Además el tribunal se basa una guía de evaluación detallada de tres dimensiones publicada en la plataforma virtual.</text:p>
      <text:p text:style-name="Standard">La evaluación de un TFG puede ser vista desde tres perspectivas distintas: ¿qué documentación genera el estudiante? ¿Cómo ha generado esa documentación aplicando libremente conocimientos adquiridos en el Grado? ¿Cómo presenta su producto y resuelve dudas a una audiencia externa?</text:p>
      <text:p text:style-name="Standard"/>
      <text:p text:style-name="Standard"/>
      <text:soft-page-break/>
      <text:p text:style-name="Standard"><text:span text:style-name="T117">¿Cuánto tardan en darme la nota?</text:span><text:span text:style-name="T118"><text:s/></text:span><text:span text:style-name="T119">Tardan_evaluar</text:span></text:p>
      <text:p text:style-name="Standard">Depende del número de defensas pero como norma no suele superar las 48 horas después de la última defensa de TFG de la convocatoria.</text:p>
      <text:p text:style-name="Standard"><text:span text:style-name="T120">¿Puedo realizar el TFG en otro idioma?</text:span><text:span text:style-name="T121"><text:s/></text:span><text:span text:style-name="T122">Otro_idioma</text:span></text:p>
      <text:p text:style-name="Standard">Sí si eres estudiante Erasmus</text:p>
      <text:p text:style-name="Standard"><text:span text:style-name="T123">¿Si supero los 30 créditos puedo cursarlo?</text:span><text:span text:style-name="T124"><text:s/></text:span><text:span text:style-name="T125">superar_creditos</text:span></text:p>
      <text:p text:style-name="Standard">Ponte en contacto con administración de estudiante de EPS Edf Vena<text:s/><text:a xlink:href="https://www.ubu.es/escuela-politecnica-superior" office:target-frame-name="_top" xlink:show="replace"><text:span text:style-name="Hipervínculo">https://www.ubu.es/escuela-politecnica-superior</text:span></text:a><text:s/></text:p>
      <text:p text:style-name="Standard"><text:span text:style-name="T126">¿El tema del TFG me vale de un curso para otro si no consigo superarlo?</text:span><text:span text:style-name="T127"><text:s/></text:span><text:span text:style-name="T128">tema_si_repito</text:span></text:p>
      <text:p text:style-name="Standard">La<text:s/>asignación de un tema es válida exclusivamente para la matrícula del curso académico que corresponda. Posteriores matrículas implicarán, en principio, nuevas asignaciones, salvo que excepcionalmente el Tribunal correspondiente autorizase una prórroga por una sola vez.</text:p>
      <text:p text:style-name="Standard"><text:span text:style-name="T129">¿Puedo cambiar de TFG/tutor si ya tengo uno asignado?</text:span><text:span text:style-name="T130"><text:s/></text:span><text:span text:style-name="T131">Cambiar</text:span></text:p>
      <text:p text:style-name="Standard">El estudiante que quiera realizar un cambio de tutor y/o tema deberá solicitarlo al Tribunal por escrito, de manera motivada, en el plazo máximo de un mes desde la fecha de la publicación de la asignación. El Tribunal estará obligado a contestar al alumno por escrito en un plazo máximo de siete días hábiles. En dicho escrito se motivará la resolución del TFG/TFM a la petición del alumno.</text:p>
      <text:p text:style-name="Standard"/>
      <text:p text:style-name="Standard"><text:span text:style-name="T132">¿Cuántas horas de trabajo son?</text:span><text:span text:style-name="T133"><text:s/></text:span><text:span text:style-name="T134">horas_trabajo</text:span></text:p>
      <text:p text:style-name="Standard">Al corresponderse con<text:s/>12 créditos de la titulación, la carga de trabajo estimada es de 300 horas. El tiempo real depende mucho de los conocimientos del concretos del TFG y de las habilidades del estudiante para relacionarlos.</text:p>
      <text:p text:style-name="Standard"><text:span text:style-name="T135">¿Se puede convalidar?</text:span><text:span text:style-name="T136"><text:s/>convalidar</text:span></text:p>
      <text:p text:style-name="Standard">Seguiría el mismo procedimiento administrativo de reconocimiento de créditos en otras asignaturas. Se tendría que analizar por el tribunal de TFG el reconocimiento de un TFG de Ingeniería Informática realizado en otra Universid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Título6" style:display-name="Título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ListLabel1" style:display-name="ListLabel 1" style:family="text">
      <style:text-properties fo:color="#0563C1"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fredo Asensio</meta:initial-creator>
    <dc:creator>Alfredo Asensio</dc:creator>
    <meta:creation-date>2020-11-13T13:37:00Z</meta:creation-date>
    <dc:date>2021-01-09T21:42:00Z</dc:date>
    <meta:template xlink:href="Normal" xlink:type="simple"/>
    <meta:editing-cycles>15</meta:editing-cycles>
    <meta:editing-duration>PT8460S</meta:editing-duration>
    <meta:document-statistic meta:page-count="5" meta:paragraph-count="23" meta:word-count="1805" meta:character-count="11710" meta:row-count="82" meta:non-whitespace-character-count="9928"/>
  </office:meta>
</office:document-meta>
</file>